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space width="2em"/>
              <mo stretchy="false">=</mo>
              <mspace width="2em"/>
            </mrow>
            <mi mathvariant="normal">η</mi>
            <mspace width="0.5em"/>
            <mi>A</mi>
            <mspace width="0.5em"/>
            <mfrac>
              <mrow>
                <mi mathvariant="normal">Δ</mi>
                <mi>v</mi>
              </mrow>
              <mrow>
                <mi mathvariant="normal">Δ</mi>
                <mi>y</mi>
              </mrow>
            </mfrac>
          </mrow>
        </mtd>
      </mtr>
      <mtr>
        <mtd>
          <mrow>
            <mi mathvariant="normal">τ</mi>
            <mrow>
              <mspace width="2em"/>
              <mo stretchy="false">=</mo>
              <mspace width="2em"/>
            </mrow>
            <mrow>
              <mi mathvariant="normal">η</mi>
              <mo stretchy="false">⋅</mo>
              <mover accent="true">
                <mi mathvariant="normal">γ</mi>
                <mo stretchy="false">˙</mo>
              </mover>
            </mrow>
          </mrow>
        </mtd>
      </mtr>
      <mtr>
        <mtd>
          <mrow>
            <mi>D</mi>
            <mrow>
              <mspace width="2em"/>
              <mo stretchy="false">=</mo>
              <mspace width="2em"/>
            </mrow>
            <mover accent="true">
              <mi mathvariant="normal">γ</mi>
              <mo stretchy="false">˙</mo>
            </mover>
            <mrow>
              <mspace width="2em"/>
              <mo stretchy="false">=</mo>
              <mspace width="2em"/>
            </mrow>
            <mfrac>
              <mrow>
                <mi mathvariant="normal">Δ</mi>
                <mi>v</mi>
              </mrow>
              <mrow>
                <mi mathvariant="normal">Δ</mi>
                <mi>d</mi>
              </mrow>
            </mfrac>
            <mrow>
              <mspace width="2em"/>
              <mo stretchy="false">=</mo>
              <mspace width="2em"/>
            </mrow>
            <mfrac>
              <mrow>
                <mtext>d</mtext>
                <mi>v</mi>
              </mrow>
              <mrow>
                <mtext>d</mtext>
                <mi>y</mi>
              </mrow>
            </mfrac>
          </mrow>
        </mtd>
      </mtr>
      <mtr>
        <mtd>
          <mrow>
            <mi mathvariant="normal">τ</mi>
            <mrow>
              <mspace width="2em"/>
              <mo stretchy="false">=</mo>
              <mspace width="2em"/>
            </mrow>
            <mfrac>
              <mi>F</mi>
              <mi>A</mi>
            </mfrac>
          </mrow>
        </mtd>
      </mtr>
    </mtable>
    <annotation encoding="StarMath 5.0">F ~=~ %ieta ` A ` {%DELTA v} over {%DELTA y} newline

%itau ~=~ %ieta cdot dot %igamma newline

D ~=~ dot %igamma ~=~ {%DELTA v} over {%DELTA d} ~=~ {"d" v} over {"d" y} newline 

%itau ~=~ F over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09:56:09.753000000</meta:creation-date>
    <dc:date>2015-03-25T10:02:22.118000000</dc:date>
    <meta:editing-duration>PT6M12S</meta:editing-duration>
    <meta:editing-cycles>1</meta:editing-cycles>
    <meta:generator>LibreOffice/4.3.4.1$Windows_x86 LibreOffice_project/bc356b2f991740509f321d70e4512a6a54c5f243</meta:generator>
  </office:meta>
</office:document-meta>
</file>